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1000002EC5A02021B462B9B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8.75cm" svg:height="2cm" svg:x="6cm" svg:y="0.25cm">
          <draw:text-box>
            <text:p text:style-name="P1"><text:span text:style-name="T1">Инвариантная СР 3.2 Величко Арсений ИВТ 1 курс 2 группа 3 подгруппа</text:span></text:p>
          </draw:text-box>
        </draw:frame>
        <draw:frame draw:style-name="gr2" draw:text-style-name="P3" draw:layer="layout" svg:width="29.7cm" svg:height="19.004cm" svg:x="0cm" svg:y="1.996cm">
          <draw:image xlink:href="Pictures/1000000000000491000002EC5A02021B462B9B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2T00:25:10.528565578</meta:creation-date>
    <meta:generator>LibreOffice/7.0.3.1$Linux_X86_64 LibreOffice_project/00$Build-1</meta:generator>
    <dc:date>2020-12-22T00:26:45.887872443</dc:date>
    <meta:editing-duration>PT1M36S</meta:editing-duration>
    <meta:editing-cycles>1</meta:editing-cycles>
    <meta:document-statistic meta:object-count="2"/>
  </office:meta>
</office:document-meta>
</file>